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47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4.79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3" table:number-columns-repeated="16376"/>
        <table:table-row table:style-name="ro1">
          <table:table-cell table:number-columns-repeated="2"/>
          <table:table-cell office:value-type="string" calcext:value-type="string">
            <text:p>MCF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2"/>
          <table:table-cell table:style-name="ce1" table:number-columns-repeated="16376"/>
        </table:table-row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/>
          <table:table-cell table:style-name="ce1" table:number-columns-repeated="16376"/>
        </table:table-row>
        <table:table-row table:style-name="ro2">
          <table:table-cell office:value-type="string" calcext:value-type="string">
            <text:p>Groupe 1 : Droit et science politique</text:p>
          </table:table-cell>
          <table:table-cell office:value-type="string" calcext:value-type="string">
            <text:p>Section 1 - Droit privé et sciences criminelles -</text:p>
          </table:table-cell>
          <table:table-cell office:value-type="float" office:value="660" calcext:value-type="float">
            <text:p>660</text:p>
          </table:table-cell>
          <table:table-cell office:value-type="float" office:value="501" calcext:value-type="float">
            <text:p>501</text:p>
          </table:table-cell>
          <table:table-cell table:formula="of:=[.C3]/([.C3]+[.D3])" office:value-type="float" office:value="0.568475452196382" calcext:value-type="float">
            <text:p>0,568475452196382</text:p>
          </table:table-cell>
          <table:table-cell office:value-type="float" office:value="302" calcext:value-type="float">
            <text:p>302</text:p>
          </table:table-cell>
          <table:table-cell office:value-type="float" office:value="407" calcext:value-type="float">
            <text:p>407</text:p>
          </table:table-cell>
          <table:table-cell table:formula="of:=[.F3]/([.F3]+[.G3])" office:value-type="float" office:value="0.425952045133992" calcext:value-type="float">
            <text:p>0,425952045133992</text:p>
          </table:table-cell>
          <table:table-cell table:style-name="ce1" table:number-columns-repeated="16376"/>
        </table:table-row>
        <table:table-row table:style-name="ro1">
          <table:table-cell/>
          <table:table-cell office:value-type="string" calcext:value-type="string">
            <text:p>Section 2 - Droit public </text:p>
          </table:table-cell>
          <table:table-cell office:value-type="float" office:value="377" calcext:value-type="float">
            <text:p>377</text:p>
          </table:table-cell>
          <table:table-cell office:value-type="float" office:value="406" calcext:value-type="float">
            <text:p>406</text:p>
          </table:table-cell>
          <table:table-cell table:formula="of:=[.C4]/([.C4]+[.D4])" office:value-type="float" office:value="0.481481481481481" calcext:value-type="float">
            <text:p>0,481481481481481</text:p>
          </table:table-cell>
          <table:table-cell office:value-type="float" office:value="190" calcext:value-type="float">
            <text:p>190</text:p>
          </table:table-cell>
          <table:table-cell office:value-type="float" office:value="351" calcext:value-type="float">
            <text:p>351</text:p>
          </table:table-cell>
          <table:table-cell table:formula="of:=[.F4]/([.F4]+[.G4])" office:value-type="float" office:value="0.351201478743068" calcext:value-type="float">
            <text:p>0,351201478743068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3 - Histoire du droit et des institutions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table:formula="of:=[.C5]/([.C5]+[.D5])" office:value-type="float" office:value="0.442307692307692" calcext:value-type="float">
            <text:p>0,442307692307692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formula="of:=[.F4]/([.F4]+[.G4])" office:value-type="float" office:value="0.351201478743068" calcext:value-type="float">
            <text:p>0,351201478743068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4 - Science politique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table:formula="of:=[.C6]/([.C6]+[.D6])" office:value-type="float" office:value="0.427083333333333" calcext:value-type="float">
            <text:p>0,427083333333333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table:formula="of:=[.F6]/([.F6]+[.G6])" office:value-type="float" office:value="0.325" calcext:value-type="float">
            <text:p>0,325</text:p>
          </table:table-cell>
          <table:table-cell table:style-name="ce1" table:number-columns-repeated="16376"/>
        </table:table-row>
        <table:table-row table:style-name="ro2">
          <table:table-cell office:value-type="string" calcext:value-type="string">
            <text:p>Groupe 2 : Sciences économiques et de gestion</text:p>
          </table:table-cell>
          <table:table-cell office:value-type="string" calcext:value-type="string">
            <text:p>Section 5 - Sciences économiques </text:p>
          </table:table-cell>
          <table:table-cell office:value-type="float" office:value="454" calcext:value-type="float">
            <text:p>454</text:p>
          </table:table-cell>
          <table:table-cell office:value-type="float" office:value="639" calcext:value-type="float">
            <text:p>639</text:p>
          </table:table-cell>
          <table:table-cell table:formula="of:=[.C7]/([.C7]+[.D7])" office:value-type="float" office:value="0.415370539798719" calcext:value-type="float">
            <text:p>0,415370539798719</text:p>
          </table:table-cell>
          <table:table-cell office:value-type="float" office:value="198" calcext:value-type="float">
            <text:p>198</text:p>
          </table:table-cell>
          <table:table-cell office:value-type="float" office:value="450" calcext:value-type="float">
            <text:p>450</text:p>
          </table:table-cell>
          <table:table-cell table:formula="of:=[.F7]/([.F7]+[.G7])" office:value-type="float" office:value="0.305555555555556" calcext:value-type="float">
            <text:p>0,305555555555556</text:p>
          </table:table-cell>
          <table:table-cell table:style-name="ce1" table:number-columns-repeated="16376"/>
        </table:table-row>
        <table:table-row table:style-name="ro3">
          <table:table-cell/>
          <table:table-cell office:value-type="string" calcext:value-type="string">
            <text:p>Section 6 - Science de gestion et du management -</text:p>
          </table:table-cell>
          <table:table-cell office:value-type="float" office:value="897" calcext:value-type="float">
            <text:p>897</text:p>
          </table:table-cell>
          <table:table-cell office:value-type="float" office:value="714" calcext:value-type="float">
            <text:p>714</text:p>
          </table:table-cell>
          <table:table-cell table:formula="of:=[.C8]/([.C8]+[.D8])" office:value-type="float" office:value="0.556797020484171" calcext:value-type="float">
            <text:p>0,556797020484171</text:p>
          </table:table-cell>
          <table:table-cell office:value-type="float" office:value="283" calcext:value-type="float">
            <text:p>283</text:p>
          </table:table-cell>
          <table:table-cell office:value-type="float" office:value="352" calcext:value-type="float">
            <text:p>352</text:p>
          </table:table-cell>
          <table:table-cell table:formula="of:=[.F8]/([.F8]+[.G8])" office:value-type="float" office:value="0.445669291338583" calcext:value-type="float">
            <text:p>0,445669291338583</text:p>
          </table:table-cell>
          <table:table-cell table:style-name="ce1" table:number-columns-repeated="16376"/>
        </table:table-row>
        <table:table-row table:style-name="ro2">
          <table:table-cell office:value-type="string" calcext:value-type="string">
            <text:p>Groupe 3 : Langues et littératures</text:p>
          </table:table-cell>
          <table:table-cell office:value-type="string" calcext:value-type="string">
            <text:p>Section 07 - Sciences du langage -</text:p>
          </table:table-cell>
          <table:table-cell office:value-type="float" office:value="378" calcext:value-type="float">
            <text:p>378</text:p>
          </table:table-cell>
          <table:table-cell office:value-type="float" office:value="137" calcext:value-type="float">
            <text:p>137</text:p>
          </table:table-cell>
          <table:table-cell table:formula="of:=[.C9]/([.C9]+[.D9])" office:value-type="float" office:value="0.733980582524272" calcext:value-type="float">
            <text:p>0,733980582524272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table:formula="of:=[.F9]/([.F9]+[.G9])" office:value-type="float" office:value="0.607142857142857" calcext:value-type="float">
            <text:p>0,607142857142857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08 - Langues et littératures anciennes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table:formula="of:=[.C10]/([.C10]+[.D10])" office:value-type="float" office:value="0.623529411764706" calcext:value-type="float">
            <text:p>0,623529411764706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F10]/([.F10]+[.G10])" office:value-type="float" office:value="0.509803921568627" calcext:value-type="float">
            <text:p>0,509803921568627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09 - Langue et littérature française -</text:p>
          </table:table-cell>
          <table:table-cell office:value-type="float" office:value="347" calcext:value-type="float">
            <text:p>347</text:p>
          </table:table-cell>
          <table:table-cell office:value-type="float" office:value="173" calcext:value-type="float">
            <text:p>173</text:p>
          </table:table-cell>
          <table:table-cell table:formula="of:=[.C11]/([.C11]+[.D11])" office:value-type="float" office:value="0.667307692307692" calcext:value-type="float">
            <text:p>0,667307692307692</text:p>
          </table:table-cell>
          <table:table-cell office:value-type="float" office:value="164" calcext:value-type="float">
            <text:p>164</text:p>
          </table:table-cell>
          <table:table-cell office:value-type="float" office:value="139" calcext:value-type="float">
            <text:p>139</text:p>
          </table:table-cell>
          <table:table-cell table:formula="of:=[.F11]/([.F11]+[.G11])" office:value-type="float" office:value="0.541254125412541" calcext:value-type="float">
            <text:p>0,541254125412541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10 - Littératures comparées 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formula="of:=[.C12]/([.C12]+[.D12])" office:value-type="float" office:value="0.714285714285714" calcext:value-type="float">
            <text:p>0,7142857142857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formula="of:=[.F12]/([.F12]+[.G12])" office:value-type="float" office:value="0.588235294117647" calcext:value-type="float">
            <text:p>0,588235294117647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11 - Études anglophones</text:p>
          </table:table-cell>
          <table:table-cell office:value-type="float" office:value="792" calcext:value-type="float">
            <text:p>792</text:p>
          </table:table-cell>
          <table:table-cell office:value-type="float" office:value="356" calcext:value-type="float">
            <text:p>356</text:p>
          </table:table-cell>
          <table:table-cell table:formula="of:=[.C13]/([.C13]+[.D13])" office:value-type="float" office:value="0.689895470383275" calcext:value-type="float">
            <text:p>0,689895470383275</text:p>
          </table:table-cell>
          <table:table-cell office:value-type="float" office:value="263" calcext:value-type="float">
            <text:p>263</text:p>
          </table:table-cell>
          <table:table-cell office:value-type="float" office:value="157" calcext:value-type="float">
            <text:p>157</text:p>
          </table:table-cell>
          <table:table-cell table:formula="of:=[.F13]/([.F13]+[.G13])" office:value-type="float" office:value="0.626190476190476" calcext:value-type="float">
            <text:p>0,626190476190476</text:p>
          </table:table-cell>
          <table:table-cell table:style-name="ce1" table:number-columns-repeated="16376"/>
        </table:table-row>
        <table:table-row table:style-name="ro3">
          <table:table-cell/>
          <table:table-cell office:value-type="string" calcext:value-type="string">
            <text:p>Section 12 - Études germaniques et scandinaves</text:p>
          </table:table-cell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table:formula="of:=[.C14]/([.C14]+[.D14])" office:value-type="float" office:value="0.699152542372881" calcext:value-type="float">
            <text:p>0,69915254237288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[.F14]/([.F14]+[.G14])" office:value-type="float" office:value="0.551724137931035" calcext:value-type="float">
            <text:p>0,551724137931035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13 - Études slaves et baltes 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C15]/([.C15]+[.D15])" office:value-type="float" office:value="0.695121951219512" calcext:value-type="float">
            <text:p>0,6951219512195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[.F15]/([.F15]+[.G15])" office:value-type="float" office:value="0.513513513513514" calcext:value-type="float">
            <text:p>0,513513513513514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14 - Études romanes</text:p>
          </table:table-cell>
          <table:table-cell office:value-type="float" office:value="452" calcext:value-type="float">
            <text:p>452</text:p>
          </table:table-cell>
          <table:table-cell office:value-type="float" office:value="197" calcext:value-type="float">
            <text:p>197</text:p>
          </table:table-cell>
          <table:table-cell table:formula="of:=[.C16]/([.C16]+[.D16])" office:value-type="float" office:value="0.696456086286595" calcext:value-type="float">
            <text:p>0,696456086286595</text:p>
          </table:table-cell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table:formula="of:=[.F16]/([.F16]+[.G16])" office:value-type="float" office:value="0.5546875" calcext:value-type="float">
            <text:p>0,5546875</text:p>
          </table:table-cell>
          <table:table-cell table:style-name="ce1" table:number-columns-repeated="16376"/>
        </table:table-row>
        <table:table-row table:style-name="ro4">
          <table:table-cell/>
          <table:table-cell office:value-type="string" calcext:value-type="string">
            <text:p>Section 15 - Langues, littératures et culture africaines, asiatiques et d'autres aires linguistiques 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table:formula="of:=[.C17]/([.C17]+[.D17])" office:value-type="float" office:value="0.563291139240506" calcext:value-type="float">
            <text:p>0,563291139240506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formula="of:=[.F17]/([.F17]+[.G17])" office:value-type="float" office:value="0.352380952380952" calcext:value-type="float">
            <text:p>0,352380952380952</text:p>
          </table:table-cell>
          <table:table-cell table:style-name="ce1" table:number-columns-repeated="16376"/>
        </table:table-row>
        <table:table-row table:style-name="ro3">
          <table:table-cell office:value-type="string" calcext:value-type="string">
            <text:p>Groupe 4 : Sciences humaines </text:p>
          </table:table-cell>
          <table:table-cell office:value-type="string" calcext:value-type="string">
            <text:p>Section 16 - Psychologie et ergonomie</text:p>
          </table:table-cell>
          <table:table-cell office:value-type="float" office:value="592" calcext:value-type="float">
            <text:p>592</text:p>
          </table:table-cell>
          <table:table-cell office:value-type="float" office:value="342" calcext:value-type="float">
            <text:p>342</text:p>
          </table:table-cell>
          <table:table-cell table:formula="of:=[.C18]/([.C18]+[.D18])" office:value-type="float" office:value="0.633832976445396" calcext:value-type="float">
            <text:p>0,633832976445396</text:p>
          </table:table-cell>
          <table:table-cell office:value-type="float" office:value="268" calcext:value-type="float">
            <text:p>268</text:p>
          </table:table-cell>
          <table:table-cell office:value-type="float" office:value="204" calcext:value-type="float">
            <text:p>204</text:p>
          </table:table-cell>
          <table:table-cell table:formula="of:=[.F18]/([.F18]+[.G18])" office:value-type="float" office:value="0.567796610169492" calcext:value-type="float">
            <text:p>0,567796610169492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17 - Philosophie -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formula="of:=[.C19]/([.C19]+[.D19])" office:value-type="float" office:value="0.389380530973451" calcext:value-type="float">
            <text:p>0,389380530973451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table:formula="of:=[.F19]/([.F19]+[.G19])" office:value-type="float" office:value="0.304878048780488" calcext:value-type="float">
            <text:p>0,304878048780488</text:p>
          </table:table-cell>
          <table:table-cell table:style-name="ce1" table:number-columns-repeated="16376"/>
        </table:table-row>
        <table:table-row table:style-name="ro5">
          <table:table-cell/>
          <table:table-cell office:value-type="string" calcext:value-type="string">
            <text:p>Section 18 - Architecture (ses théories et ses pratiques) arts appliqués, arts plastiques, arts du spectacle, épistémologie des enseignements artistiques, esthétique, musicologie, musique, sciences de l'art</text:p>
          </table:table-cell>
          <table:table-cell office:value-type="float" office:value="286" calcext:value-type="float">
            <text:p>286</text:p>
          </table:table-cell>
          <table:table-cell office:value-type="float" office:value="229" calcext:value-type="float">
            <text:p>229</text:p>
          </table:table-cell>
          <table:table-cell table:formula="of:=[.C20]/([.C20]+[.D20])" office:value-type="float" office:value="0.555339805825243" calcext:value-type="float">
            <text:p>0,555339805825243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  <table:table-cell table:formula="of:=[.F20]/([.F20]+[.G20])" office:value-type="float" office:value="0.437768240343348" calcext:value-type="float">
            <text:p>0,437768240343348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19 - Sociologie, démographie -</text:p>
          </table:table-cell>
          <table:table-cell office:value-type="float" office:value="345" calcext:value-type="float">
            <text:p>345</text:p>
          </table:table-cell>
          <table:table-cell office:value-type="float" office:value="274" calcext:value-type="float">
            <text:p>274</text:p>
          </table:table-cell>
          <table:table-cell table:formula="of:=[.C21]/([.C21]+[.D21])" office:value-type="float" office:value="0.55735056542811" calcext:value-type="float">
            <text:p>0,55735056542811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table:formula="of:=[.F21]/([.F21]+[.G21])" office:value-type="float" office:value="0.445578231292517" calcext:value-type="float">
            <text:p>0,445578231292517</text:p>
          </table:table-cell>
          <table:table-cell table:style-name="ce1" table:number-columns-repeated="16376"/>
        </table:table-row>
        <table:table-row table:style-name="ro6">
          <table:table-cell/>
          <table:table-cell office:value-type="string" calcext:value-type="string">
            <text:p>Section 20 - Ethnologie, préhistoire, anthropologie biologique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table:formula="of:=[.C22]/([.C22]+[.D22])" office:value-type="float" office:value="0.631944444444444" calcext:value-type="float">
            <text:p>0,6319444444444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formula="of:=[.F22]/([.F22]+[.G22])" office:value-type="float" office:value="0.52" calcext:value-type="float">
            <text:p>0,52</text:p>
          </table:table-cell>
          <table:table-cell table:style-name="ce1" table:number-columns-repeated="16376"/>
        </table:table-row>
        <table:table-row table:style-name="ro6">
          <table:table-cell/>
          <table:table-cell office:value-type="string" calcext:value-type="string">
            <text:p>Section 21 - Histoire, civilisation, archéologie et art des mondes anciens et médiévaux 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formula="of:=[.C23]/([.C23]+[.D23])" office:value-type="float" office:value="0.501123595505618" calcext:value-type="float">
            <text:p>0,501123595505618</text:p>
          </table:table-cell>
          <table:table-cell office:value-type="float" office:value="117" calcext:value-type="float">
            <text:p>117</text:p>
          </table:table-cell>
          <table:table-cell office:value-type="float" office:value="152" calcext:value-type="float">
            <text:p>152</text:p>
          </table:table-cell>
          <table:table-cell table:formula="of:=[.F23]/([.F23]+[.G23])" office:value-type="float" office:value="0.434944237918216" calcext:value-type="float">
            <text:p>0,434944237918216</text:p>
          </table:table-cell>
          <table:table-cell table:style-name="ce1" table:number-columns-repeated="16376"/>
        </table:table-row>
        <table:table-row table:style-name="ro7">
          <table:table-cell/>
          <table:table-cell office:value-type="string" calcext:value-type="string">
            <text:p>Section 22 - Histoire et civilisations : histoire des mondes modernes, histoire du monde contemporain ; de l'art ; de la musique </text:p>
          </table:table-cell>
          <table:table-cell office:value-type="float" office:value="308" calcext:value-type="float">
            <text:p>308</text:p>
          </table:table-cell>
          <table:table-cell office:value-type="float" office:value="325" calcext:value-type="float">
            <text:p>325</text:p>
          </table:table-cell>
          <table:table-cell table:formula="of:=[.C24]/([.C24]+[.D24])" office:value-type="float" office:value="0.486571879936809" calcext:value-type="float">
            <text:p>0,486571879936809</text:p>
          </table:table-cell>
          <table:table-cell office:value-type="float" office:value="139" calcext:value-type="float">
            <text:p>139</text:p>
          </table:table-cell>
          <table:table-cell office:value-type="float" office:value="244" calcext:value-type="float">
            <text:p>244</text:p>
          </table:table-cell>
          <table:table-cell table:formula="of:=[.F24]/([.F24]+[.G24])" office:value-type="float" office:value="0.362924281984334" calcext:value-type="float">
            <text:p>0,362924281984334</text:p>
          </table:table-cell>
          <table:table-cell table:style-name="ce1" table:number-columns-repeated="16376"/>
        </table:table-row>
        <table:table-row table:style-name="ro6">
          <table:table-cell/>
          <table:table-cell office:value-type="string" calcext:value-type="string">
            <text:p>Section 23 - Géographie physique, humaine, économique et régionale</text:p>
          </table:table-cell>
          <table:table-cell office:value-type="float" office:value="257" calcext:value-type="float">
            <text:p>257</text:p>
          </table:table-cell>
          <table:table-cell office:value-type="float" office:value="322" calcext:value-type="float">
            <text:p>322</text:p>
          </table:table-cell>
          <table:table-cell table:formula="of:=[.C25]/([.C25]+[.D25])" office:value-type="float" office:value="0.443868739205527" calcext:value-type="float">
            <text:p>0,443868739205527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table:formula="of:=[.F25]/([.F25]+[.G25])" office:value-type="float" office:value="0.339483394833948" calcext:value-type="float">
            <text:p>0,339483394833948</text:p>
          </table:table-cell>
          <table:table-cell table:style-name="ce1" table:number-columns-repeated="16376"/>
        </table:table-row>
        <table:table-row table:style-name="ro3">
          <table:table-cell/>
          <table:table-cell office:value-type="string" calcext:value-type="string">
            <text:p>Section 24 - Aménagement de l'espace, urbanisme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table:formula="of:=[.C26]/([.C26]+[.D26])" office:value-type="float" office:value="0.537974683544304" calcext:value-type="float">
            <text:p>0,53797468354430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[.F26]/([.F26]+[.G26])" office:value-type="float" office:value="0.438775510204082" calcext:value-type="float">
            <text:p>0,438775510204082</text:p>
          </table:table-cell>
          <table:table-cell table:style-name="ce1" table:number-columns-repeated="16376"/>
        </table:table-row>
        <table:table-row table:style-name="ro3">
          <table:table-cell office:value-type="string" calcext:value-type="string">
            <text:p>Groupe 12 : Groupe interdisciplinaire</text:p>
          </table:table-cell>
          <table:table-cell office:value-type="string" calcext:value-type="string">
            <text:p>Section 70 - Sciences de l'éducation et de la formation</text:p>
          </table:table-cell>
          <table:table-cell office:value-type="float" office:value="297" calcext:value-type="float">
            <text:p>297</text:p>
          </table:table-cell>
          <table:table-cell office:value-type="float" office:value="214" calcext:value-type="float">
            <text:p>214</text:p>
          </table:table-cell>
          <table:table-cell table:formula="of:=[.C27]/([.C27]+[.D27])" office:value-type="float" office:value="0.581213307240705" calcext:value-type="float">
            <text:p>0,581213307240705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table:formula="of:=[.F27]/([.F27]+[.G27])" office:value-type="float" office:value="0.483091787439614" calcext:value-type="float">
            <text:p>0,483091787439614</text:p>
          </table:table-cell>
          <table:table-cell table:style-name="ce1" table:number-columns-repeated="16376"/>
        </table:table-row>
        <table:table-row table:style-name="ro3">
          <table:table-cell/>
          <table:table-cell office:value-type="string" calcext:value-type="string">
            <text:p>Section 71 - Sciences de l'information et de la communication </text:p>
          </table:table-cell>
          <table:table-cell office:value-type="float" office:value="358" calcext:value-type="float">
            <text:p>358</text:p>
          </table:table-cell>
          <table:table-cell office:value-type="float" office:value="254" calcext:value-type="float">
            <text:p>254</text:p>
          </table:table-cell>
          <table:table-cell table:formula="of:=[.C28]/([.C28]+[.D28])" office:value-type="float" office:value="0.584967320261438" calcext:value-type="float">
            <text:p>0,584967320261438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table:formula="of:=[.F28]/([.F28]+[.G28])" office:value-type="float" office:value="0.512315270935961" calcext:value-type="float">
            <text:p>0,512315270935961</text:p>
          </table:table-cell>
          <table:table-cell table:style-name="ce1" table:number-columns-repeated="16376"/>
        </table:table-row>
        <table:table-row table:style-name="ro6">
          <table:table-cell/>
          <table:table-cell office:value-type="string" calcext:value-type="string">
            <text:p>Section 72 - Épistémologie, histoire des sciences et des techniques 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[.C29]/([.C29]+[.D29])" office:value-type="float" office:value="0.338709677419355" calcext:value-type="float">
            <text:p>0,33870967741935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F29]/([.F29]+[.G29])" office:value-type="float" office:value="0.275862068965517" calcext:value-type="float">
            <text:p>0,275862068965517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73 - Cultures et langues régionales 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.C30]/([.C30]+[.D30])" office:value-type="float" office:value="0.484848484848485" calcext:value-type="float">
            <text:p>0,48484848484848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F30]/([.F30]+[.G30])" office:value-type="float" office:value="0.3125" calcext:value-type="float">
            <text:p>0,3125</text:p>
          </table:table-cell>
          <table:table-cell table:style-name="ce1" table:number-columns-repeated="16376"/>
        </table:table-row>
        <table:table-row table:style-name="ro6">
          <table:table-cell/>
          <table:table-cell office:value-type="string" calcext:value-type="string">
            <text:p>Section 74 - Sciences et techniques des activités physiques et sportives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table:formula="of:=[.C31]/([.C31]+[.D31])" office:value-type="float" office:value="0.386503067484663" calcext:value-type="float">
            <text:p>0,386503067484663</text:p>
          </table:table-cell>
          <table:table-cell office:value-type="float" office:value="62" calcext:value-type="float">
            <text:p>62</text:p>
          </table:table-cell>
          <table:table-cell office:value-type="float" office:value="193" calcext:value-type="float">
            <text:p>193</text:p>
          </table:table-cell>
          <table:table-cell table:formula="of:=[.F31]/([.F31]+[.G31])" office:value-type="float" office:value="0.243137254901961" calcext:value-type="float">
            <text:p>0,243137254901961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76 - Théologie catholique 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C32]/([.C32]+[.D32])" office:value-type="float" office:value="0.333333333333333" calcext:value-type="float">
            <text:p>0,33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F32]/([.F32]+[.G32])" office:value-type="float" office:value="0.416666666666667" calcext:value-type="float">
            <text:p>0,416666666666667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77 - Théologie protestan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33]/([.C33]+[.D33])" office:value-type="float" office:value="0.428571428571429" calcext:value-type="float">
            <text:p>0,4285714285714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F33]/([.F33]+[.G33])" office:value-type="float" office:value="0.166666666666667" calcext:value-type="float">
            <text:p>0,166666666666667</text:p>
          </table:table-cell>
          <table:table-cell table:style-name="ce1" table:number-columns-repeated="16376"/>
        </table:table-row>
        <table:table-row table:style-name="ro6">
          <table:table-cell office:value-type="string" calcext:value-type="string">
            <text:p>Groupe 11 : Pharmacie</text:p>
          </table:table-cell>
          <table:table-cell office:value-type="string" calcext:value-type="string">
            <text:p>Section 85 - Sciences physico-chimiques et ingénierie appliquée à la santé</text:p>
          </table:table-cell>
          <table:table-cell office:value-type="float" office:value="164" calcext:value-type="float">
            <text:p>164</text:p>
          </table:table-cell>
          <table:table-cell office:value-type="float" office:value="111" calcext:value-type="float">
            <text:p>111</text:p>
          </table:table-cell>
          <table:table-cell table:formula="of:=[.C34]/([.C34]+[.D34])" office:value-type="float" office:value="0.596363636363636" calcext:value-type="float">
            <text:p>0,59636363636363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formula="of:=[.F34]/([.F34]+[.G34])" office:value-type="float" office:value="0.452380952380952" calcext:value-type="float">
            <text:p>0,452380952380952</text:p>
          </table:table-cell>
          <table:table-cell table:style-name="ce1" table:number-columns-repeated="16376"/>
        </table:table-row>
        <table:table-row table:style-name="ro6">
          <table:table-cell/>
          <table:table-cell office:value-type="string" calcext:value-type="string">
            <text:p>Section 86 - Sciences du médicament et des autres produits de santé </text:p>
          </table:table-cell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table:formula="of:=[.C35]/([.C35]+[.D35])" office:value-type="float" office:value="0.545454545454545" calcext:value-type="float">
            <text:p>0,545454545454545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formula="of:=[.F35]/([.F35]+[.G35])" office:value-type="float" office:value="0.486910994764398" calcext:value-type="float">
            <text:p>0,486910994764398</text:p>
          </table:table-cell>
          <table:table-cell table:style-name="ce1" table:number-columns-repeated="16376"/>
        </table:table-row>
        <table:table-row table:style-name="ro6">
          <table:table-cell/>
          <table:table-cell office:value-type="string" calcext:value-type="string">
            <text:p>Section 87 - Sciences biologiques, fondamentales et clinique </text:p>
          </table:table-cell>
          <table:table-cell office:value-type="float" office:value="155" calcext:value-type="float">
            <text:p>155</text:p>
          </table:table-cell>
          <table:table-cell office:value-type="float" office:value="106" calcext:value-type="float">
            <text:p>106</text:p>
          </table:table-cell>
          <table:table-cell table:formula="of:=[.C36]/([.C36]+[.D36])" office:value-type="float" office:value="0.593869731800766" calcext:value-type="float">
            <text:p>0,59386973180076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[.F36]/([.F36]+[.G36])" office:value-type="float" office:value="0.491803278688525" calcext:value-type="float">
            <text:p>0,491803278688525</text:p>
          </table:table-cell>
          <table:table-cell table:style-name="ce1" table:number-columns-repeated="16376"/>
        </table:table-row>
        <table:table-row table:style-name="ro2">
          <table:table-cell office:value-type="string" calcext:value-type="string">
            <text:p>Groupe 5 : Mathématiques et informatique</text:p>
          </table:table-cell>
          <table:table-cell office:value-type="string" calcext:value-type="string">
            <text:p>Section 25 - Mathématiques </text:p>
          </table:table-cell>
          <table:table-cell office:value-type="float" office:value="142" calcext:value-type="float">
            <text:p>142</text:p>
          </table:table-cell>
          <table:table-cell office:value-type="float" office:value="632" calcext:value-type="float">
            <text:p>632</text:p>
          </table:table-cell>
          <table:table-cell table:formula="of:=[.C37]/([.C37]+[.D37])" office:value-type="float" office:value="0.183462532299742" calcext:value-type="float">
            <text:p>0,183462532299742</text:p>
          </table:table-cell>
          <table:table-cell office:value-type="float" office:value="48" calcext:value-type="float">
            <text:p>48</text:p>
          </table:table-cell>
          <table:table-cell office:value-type="float" office:value="431" calcext:value-type="float">
            <text:p>431</text:p>
          </table:table-cell>
          <table:table-cell table:formula="of:=[.F37]/([.F37]+[.G37])" office:value-type="float" office:value="0.100208768267223" calcext:value-type="float">
            <text:p>0,100208768267223</text:p>
          </table:table-cell>
          <table:table-cell table:style-name="ce1" table:number-columns-repeated="16376"/>
        </table:table-row>
        <table:table-row table:style-name="ro4">
          <table:table-cell/>
          <table:table-cell office:value-type="string" calcext:value-type="string">
            <text:p>Section 26 - Mathématiques appliquées et applications des mathématiques </text:p>
          </table:table-cell>
          <table:table-cell office:value-type="float" office:value="365" calcext:value-type="float">
            <text:p>365</text:p>
          </table:table-cell>
          <table:table-cell office:value-type="float" office:value="752" calcext:value-type="float">
            <text:p>752</text:p>
          </table:table-cell>
          <table:table-cell table:formula="of:=[.C38]/([.C38]+[.D38])" office:value-type="float" office:value="0.326768128916741" calcext:value-type="float">
            <text:p>0,326768128916741</text:p>
          </table:table-cell>
          <table:table-cell office:value-type="float" office:value="150" calcext:value-type="float">
            <text:p>150</text:p>
          </table:table-cell>
          <table:table-cell office:value-type="float" office:value="515" calcext:value-type="float">
            <text:p>515</text:p>
          </table:table-cell>
          <table:table-cell table:formula="of:=[.F38]/([.F38]+[.G38])" office:value-type="float" office:value="0.225563909774436" calcext:value-type="float">
            <text:p>0,225563909774436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27 - Informatique </text:p>
          </table:table-cell>
          <table:table-cell office:value-type="float" office:value="578" calcext:value-type="float">
            <text:p>578</text:p>
          </table:table-cell>
          <table:table-cell office:value-type="float" office:value="1638" calcext:value-type="float">
            <text:p>1638</text:p>
          </table:table-cell>
          <table:table-cell table:formula="of:=[.C39]/([.C39]+[.D39])" office:value-type="float" office:value="0.260830324909747" calcext:value-type="float">
            <text:p>0,260830324909747</text:p>
          </table:table-cell>
          <table:table-cell office:value-type="float" office:value="237" calcext:value-type="float">
            <text:p>237</text:p>
          </table:table-cell>
          <table:table-cell office:value-type="float" office:value="887" calcext:value-type="float">
            <text:p>887</text:p>
          </table:table-cell>
          <table:table-cell table:formula="of:=[.F39]/([.F39]+[.G39])" office:value-type="float" office:value="0.21085409252669" calcext:value-type="float">
            <text:p>0,21085409252669</text:p>
          </table:table-cell>
          <table:table-cell table:style-name="ce1" table:number-columns-repeated="16376"/>
        </table:table-row>
        <table:table-row table:style-name="ro2">
          <table:table-cell office:value-type="string" calcext:value-type="string">
            <text:p>Groupe 6 : Physique </text:p>
          </table:table-cell>
          <table:table-cell office:value-type="string" calcext:value-type="string">
            <text:p>Section 28 - Milieux denses et matériaux</text:p>
          </table:table-cell>
          <table:table-cell office:value-type="float" office:value="224" calcext:value-type="float">
            <text:p>224</text:p>
          </table:table-cell>
          <table:table-cell office:value-type="float" office:value="520" calcext:value-type="float">
            <text:p>520</text:p>
          </table:table-cell>
          <table:table-cell table:formula="of:=[.C40]/([.C40]+[.D40])" office:value-type="float" office:value="0.301075268817204" calcext:value-type="float">
            <text:p>0,301075268817204</text:p>
          </table:table-cell>
          <table:table-cell office:value-type="float" office:value="111" calcext:value-type="float">
            <text:p>111</text:p>
          </table:table-cell>
          <table:table-cell office:value-type="float" office:value="425" calcext:value-type="float">
            <text:p>425</text:p>
          </table:table-cell>
          <table:table-cell table:formula="of:=[.F40]/([.F40]+[.G40])" office:value-type="float" office:value="0.207089552238806" calcext:value-type="float">
            <text:p>0,207089552238806</text:p>
          </table:table-cell>
          <table:table-cell table:style-name="ce1" table:number-columns-repeated="16376"/>
        </table:table-row>
        <table:table-row table:style-name="ro3">
          <table:table-cell/>
          <table:table-cell office:value-type="string" calcext:value-type="string">
            <text:p>Section 29 - Constituants élémentaires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table:formula="of:=[.C41]/([.C41]+[.D41])" office:value-type="float" office:value="0.231527093596059" calcext:value-type="float">
            <text:p>0,231527093596059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formula="of:=[.F41]/([.F41]+[.G41])" office:value-type="float" office:value="0.16374269005848" calcext:value-type="float">
            <text:p>0,16374269005848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30 - Milieux dilués et optiques </text:p>
          </table:table-cell>
          <table:table-cell office:value-type="float" office:value="70" calcext:value-type="float">
            <text:p>70</text:p>
          </table:table-cell>
          <table:table-cell office:value-type="float" office:value="269" calcext:value-type="float">
            <text:p>269</text:p>
          </table:table-cell>
          <table:table-cell table:formula="of:=[.C42]/([.C42]+[.D42])" office:value-type="float" office:value="0.206489675516224" calcext:value-type="float">
            <text:p>0,206489675516224</text:p>
          </table:table-cell>
          <table:table-cell office:value-type="float" office:value="45" calcext:value-type="float">
            <text:p>45</text:p>
          </table:table-cell>
          <table:table-cell office:value-type="float" office:value="221" calcext:value-type="float">
            <text:p>221</text:p>
          </table:table-cell>
          <table:table-cell table:formula="of:=[.F42]/([.F42]+[.G42])" office:value-type="float" office:value="0.169172932330827" calcext:value-type="float">
            <text:p>0,169172932330827</text:p>
          </table:table-cell>
          <table:table-cell table:style-name="ce1" table:number-columns-repeated="16376"/>
        </table:table-row>
        <table:table-row table:style-name="ro3">
          <table:table-cell office:value-type="string" calcext:value-type="string">
            <text:p>Groupe 7 : Chimie </text:p>
          </table:table-cell>
          <table:table-cell office:value-type="string" calcext:value-type="string">
            <text:p>Section 31 - Chimie théorique, physique, analytique </text:p>
          </table:table-cell>
          <table:table-cell office:value-type="float" office:value="289" calcext:value-type="float">
            <text:p>289</text:p>
          </table:table-cell>
          <table:table-cell office:value-type="float" office:value="340" calcext:value-type="float">
            <text:p>340</text:p>
          </table:table-cell>
          <table:table-cell table:formula="of:=[.C43]/([.C43]+[.D43])" office:value-type="float" office:value="0.45945945945946" calcext:value-type="float">
            <text:p>0,45945945945946</text:p>
          </table:table-cell>
          <table:table-cell office:value-type="float" office:value="106" calcext:value-type="float">
            <text:p>106</text:p>
          </table:table-cell>
          <table:table-cell office:value-type="float" office:value="269" calcext:value-type="float">
            <text:p>269</text:p>
          </table:table-cell>
          <table:table-cell table:formula="of:=[.F43]/([.F43]+[.G43])" office:value-type="float" office:value="0.282666666666667" calcext:value-type="float">
            <text:p>0,282666666666667</text:p>
          </table:table-cell>
          <table:table-cell table:style-name="ce1" table:number-columns-repeated="16376"/>
        </table:table-row>
        <table:table-row table:style-name="ro3">
          <table:table-cell/>
          <table:table-cell office:value-type="string" calcext:value-type="string">
            <text:p>Section 32 - Chimie organique, minérale, industrielle </text:p>
          </table:table-cell>
          <table:table-cell office:value-type="float" office:value="327" calcext:value-type="float">
            <text:p>327</text:p>
          </table:table-cell>
          <table:table-cell office:value-type="float" office:value="398" calcext:value-type="float">
            <text:p>398</text:p>
          </table:table-cell>
          <table:table-cell table:formula="of:=[.C44]/([.C44]+[.D44])" office:value-type="float" office:value="0.451034482758621" calcext:value-type="float">
            <text:p>0,451034482758621</text:p>
          </table:table-cell>
          <table:table-cell office:value-type="float" office:value="141" calcext:value-type="float">
            <text:p>141</text:p>
          </table:table-cell>
          <table:table-cell office:value-type="float" office:value="297" calcext:value-type="float">
            <text:p>297</text:p>
          </table:table-cell>
          <table:table-cell table:formula="of:=[.F44]/([.F44]+[.G44])" office:value-type="float" office:value="0.321917808219178" calcext:value-type="float">
            <text:p>0,321917808219178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33 - Chimie des matériaux </text:p>
          </table:table-cell>
          <table:table-cell office:value-type="float" office:value="230" calcext:value-type="float">
            <text:p>230</text:p>
          </table:table-cell>
          <table:table-cell office:value-type="float" office:value="284" calcext:value-type="float">
            <text:p>284</text:p>
          </table:table-cell>
          <table:table-cell table:formula="of:=[.C45]/([.C45]+[.D45])" office:value-type="float" office:value="0.447470817120623" calcext:value-type="float">
            <text:p>0,447470817120623</text:p>
          </table:table-cell>
          <table:table-cell office:value-type="float" office:value="103" calcext:value-type="float">
            <text:p>103</text:p>
          </table:table-cell>
          <table:table-cell office:value-type="float" office:value="263" calcext:value-type="float">
            <text:p>263</text:p>
          </table:table-cell>
          <table:table-cell table:formula="of:=[.F45]/([.F45]+[.G45])" office:value-type="float" office:value="0.281420765027322" calcext:value-type="float">
            <text:p>0,281420765027322</text:p>
          </table:table-cell>
          <table:table-cell table:style-name="ce1" table:number-columns-repeated="16376"/>
        </table:table-row>
        <table:table-row table:style-name="ro3">
          <table:table-cell office:value-type="string" calcext:value-type="string">
            <text:p> Groupe 8 : Sciences de la terre</text:p>
          </table:table-cell>
          <table:table-cell office:value-type="string" calcext:value-type="string">
            <text:p>Section 34 - Astronomie, astrophysique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table:formula="of:=[.C46]/([.C46]+[.D46])" office:value-type="float" office:value="0.22" calcext:value-type="float">
            <text:p>0,2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formula="of:=[.F46]/([.F46]+[.G46])" office:value-type="float" office:value="0.162790697674419" calcext:value-type="float">
            <text:p>0,162790697674419</text:p>
          </table:table-cell>
          <table:table-cell table:style-name="ce1" table:number-columns-repeated="16376"/>
        </table:table-row>
        <table:table-row table:style-name="ro3">
          <table:table-cell/>
          <table:table-cell office:value-type="string" calcext:value-type="string">
            <text:p>Section 35 - Structure et évolution de la Terre et des autres planètes </text:p>
          </table:table-cell>
          <table:table-cell office:value-type="float" office:value="123" calcext:value-type="float">
            <text:p>123</text:p>
          </table:table-cell>
          <table:table-cell office:value-type="float" office:value="195" calcext:value-type="float">
            <text:p>195</text:p>
          </table:table-cell>
          <table:table-cell table:formula="of:=[.C47]/([.C47]+[.D47])" office:value-type="float" office:value="0.386792452830189" calcext:value-type="float">
            <text:p>0,386792452830189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table:formula="of:=[.F47]/([.F47]+[.G47])" office:value-type="float" office:value="0.262295081967213" calcext:value-type="float">
            <text:p>0,262295081967213</text:p>
          </table:table-cell>
          <table:table-cell table:style-name="ce1" table:number-columns-repeated="16376"/>
        </table:table-row>
        <table:table-row table:style-name="ro4">
          <table:table-cell/>
          <table:table-cell office:value-type="string" calcext:value-type="string">
            <text:p>Section 36 - Terre solide : géodynamique des enveloppes supérieures, paléo-biosphère</text:p>
          </table:table-cell>
          <table:table-cell office:value-type="float" office:value="88" calcext:value-type="float">
            <text:p>88</text:p>
          </table:table-cell>
          <table:table-cell office:value-type="float" office:value="156" calcext:value-type="float">
            <text:p>156</text:p>
          </table:table-cell>
          <table:table-cell table:formula="of:=[.C48]/([.C48]+[.D48])" office:value-type="float" office:value="0.360655737704918" calcext:value-type="float">
            <text:p>0,360655737704918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table:formula="of:=[.F48]/([.F48]+[.G48])" office:value-type="float" office:value="0.233082706766917" calcext:value-type="float">
            <text:p>0,233082706766917</text:p>
          </table:table-cell>
          <table:table-cell table:style-name="ce1" table:number-columns-repeated="16376"/>
        </table:table-row>
        <table:table-row table:style-name="ro3">
          <table:table-cell/>
          <table:table-cell office:value-type="string" calcext:value-type="string">
            <text:p>Section 37 - Enveloppe fluide du système Terre et autres planètes 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formula="of:=[.C49]/([.C49]+[.D49])" office:value-type="float" office:value="0.333333333333333" calcext:value-type="float">
            <text:p>0,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formula="of:=[.F49]/([.F49]+[.G49])" office:value-type="float" office:value="0.292307692307692" calcext:value-type="float">
            <text:p>0,292307692307692</text:p>
          </table:table-cell>
          <table:table-cell table:style-name="ce1" table:number-columns-repeated="16376"/>
        </table:table-row>
        <table:table-row table:style-name="ro3">
          <table:table-cell office:value-type="string" calcext:value-type="string">
            <text:p>Groupe 9 : Mécanique, génie mécanique, génie informatique, énergétique </text:p>
          </table:table-cell>
          <table:table-cell office:value-type="string" calcext:value-type="string">
            <text:p>Section 60 - Mécanique, génie mécanique, génie civil </text:p>
          </table:table-cell>
          <table:table-cell office:value-type="float" office:value="347" calcext:value-type="float">
            <text:p>347</text:p>
          </table:table-cell>
          <table:table-cell office:value-type="float" office:value="1151" calcext:value-type="float">
            <text:p>1151</text:p>
          </table:table-cell>
          <table:table-cell table:formula="of:=[.C50]/([.C50]+[.D50])" office:value-type="float" office:value="0.231642189586115" calcext:value-type="float">
            <text:p>0,231642189586115</text:p>
          </table:table-cell>
          <table:table-cell office:value-type="float" office:value="109" calcext:value-type="float">
            <text:p>109</text:p>
          </table:table-cell>
          <table:table-cell office:value-type="float" office:value="748" calcext:value-type="float">
            <text:p>748</text:p>
          </table:table-cell>
          <table:table-cell table:formula="of:=[.F50]/([.F50]+[.G50])" office:value-type="float" office:value="0.127187864644107" calcext:value-type="float">
            <text:p>0,127187864644107</text:p>
          </table:table-cell>
          <table:table-cell table:style-name="ce1" table:number-columns-repeated="16376"/>
        </table:table-row>
        <table:table-row table:style-name="ro6">
          <table:table-cell/>
          <table:table-cell office:value-type="string" calcext:value-type="string">
            <text:p>Section 61 - Génie informatique, automatique et traitement du signal </text:p>
          </table:table-cell>
          <table:table-cell office:value-type="float" office:value="238" calcext:value-type="float">
            <text:p>238</text:p>
          </table:table-cell>
          <table:table-cell office:value-type="float" office:value="843" calcext:value-type="float">
            <text:p>843</text:p>
          </table:table-cell>
          <table:table-cell table:formula="of:=[.C51]/([.C51]+[.D51])" office:value-type="float" office:value="0.220166512488437" calcext:value-type="float">
            <text:p>0,220166512488437</text:p>
          </table:table-cell>
          <table:table-cell office:value-type="float" office:value="80" calcext:value-type="float">
            <text:p>80</text:p>
          </table:table-cell>
          <table:table-cell office:value-type="float" office:value="535" calcext:value-type="float">
            <text:p>535</text:p>
          </table:table-cell>
          <table:table-cell table:formula="of:=[.F51]/([.F51]+[.G51])" office:value-type="float" office:value="0.130081300813008" calcext:value-type="float">
            <text:p>0,130081300813008</text:p>
          </table:table-cell>
          <table:table-cell table:style-name="ce1" table:number-columns-repeated="16376"/>
        </table:table-row>
        <table:table-row table:style-name="ro3">
          <table:table-cell/>
          <table:table-cell office:value-type="string" calcext:value-type="string">
            <text:p>Section 62 - Énergétique, génie des procédés </text:p>
          </table:table-cell>
          <table:table-cell office:value-type="float" office:value="226" calcext:value-type="float">
            <text:p>226</text:p>
          </table:table-cell>
          <table:table-cell office:value-type="float" office:value="430" calcext:value-type="float">
            <text:p>430</text:p>
          </table:table-cell>
          <table:table-cell table:formula="of:=[.C52]/([.C52]+[.D52])" office:value-type="float" office:value="0.344512195121951" calcext:value-type="float">
            <text:p>0,344512195121951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table:formula="of:=[.F52]/([.F52]+[.G52])" office:value-type="float" office:value="0.238663484486874" calcext:value-type="float">
            <text:p>0,238663484486874</text:p>
          </table:table-cell>
          <table:table-cell table:style-name="ce1" table:number-columns-repeated="16376"/>
        </table:table-row>
        <table:table-row table:style-name="ro6">
          <table:table-cell/>
          <table:table-cell office:value-type="string" calcext:value-type="string">
            <text:p>Section 63 - Génie électrique, électronique, photonique et systèmes</text:p>
          </table:table-cell>
          <table:table-cell office:value-type="float" office:value="209" calcext:value-type="float">
            <text:p>209</text:p>
          </table:table-cell>
          <table:table-cell office:value-type="float" office:value="803" calcext:value-type="float">
            <text:p>803</text:p>
          </table:table-cell>
          <table:table-cell table:formula="of:=[.C53]/([.C53]+[.D53])" office:value-type="float" office:value="0.206521739130435" calcext:value-type="float">
            <text:p>0,20652173913043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table:formula="of:=[.F53]/([.F53]+[.G53])" office:value-type="float" office:value="0.132137030995106" calcext:value-type="float">
            <text:p>0,132137030995106</text:p>
          </table:table-cell>
          <table:table-cell table:style-name="ce1" table:number-columns-repeated="16376"/>
        </table:table-row>
        <table:table-row table:style-name="ro2">
          <table:table-cell office:value-type="string" calcext:value-type="string">
            <text:p>Groupe 10 : Biologie et biochimie </text:p>
          </table:table-cell>
          <table:table-cell office:value-type="string" calcext:value-type="string">
            <text:p>Section 64 - Biochimie et biologie moléculaire</text:p>
          </table:table-cell>
          <table:table-cell office:value-type="float" office:value="390" calcext:value-type="float">
            <text:p>390</text:p>
          </table:table-cell>
          <table:table-cell office:value-type="float" office:value="305" calcext:value-type="float">
            <text:p>305</text:p>
          </table:table-cell>
          <table:table-cell table:formula="of:=[.C54]/([.C54]+[.D54])" office:value-type="float" office:value="0.561151079136691" calcext:value-type="float">
            <text:p>0,561151079136691</text:p>
          </table:table-cell>
          <table:table-cell office:value-type="float" office:value="119" calcext:value-type="float">
            <text:p>119</text:p>
          </table:table-cell>
          <table:table-cell office:value-type="float" office:value="214" calcext:value-type="float">
            <text:p>214</text:p>
          </table:table-cell>
          <table:table-cell table:formula="of:=[.F54]/([.F54]+[.G54])" office:value-type="float" office:value="0.357357357357357" calcext:value-type="float">
            <text:p>0,357357357357357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65 - Biologie cellulaire</text:p>
          </table:table-cell>
          <table:table-cell office:value-type="float" office:value="393" calcext:value-type="float">
            <text:p>393</text:p>
          </table:table-cell>
          <table:table-cell office:value-type="float" office:value="288" calcext:value-type="float">
            <text:p>288</text:p>
          </table:table-cell>
          <table:table-cell table:formula="of:=[.C55]/([.C55]+[.D55])" office:value-type="float" office:value="0.577092511013216" calcext:value-type="float">
            <text:p>0,577092511013216</text:p>
          </table:table-cell>
          <table:table-cell office:value-type="float" office:value="162" calcext:value-type="float">
            <text:p>162</text:p>
          </table:table-cell>
          <table:table-cell office:value-type="float" office:value="179" calcext:value-type="float">
            <text:p>179</text:p>
          </table:table-cell>
          <table:table-cell table:formula="of:=[.F55]/([.F55]+[.G55])" office:value-type="float" office:value="0.475073313782991" calcext:value-type="float">
            <text:p>0,475073313782991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66 - Physiologie </text:p>
          </table:table-cell>
          <table:table-cell office:value-type="float" office:value="267" calcext:value-type="float">
            <text:p>267</text:p>
          </table:table-cell>
          <table:table-cell office:value-type="float" office:value="218" calcext:value-type="float">
            <text:p>218</text:p>
          </table:table-cell>
          <table:table-cell table:formula="of:=[.C56]/([.C56]+[.D56])" office:value-type="float" office:value="0.550515463917526" calcext:value-type="float">
            <text:p>0,550515463917526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table:formula="of:=[.F56]/([.F56]+[.G56])" office:value-type="float" office:value="0.337606837606838" calcext:value-type="float">
            <text:p>0,337606837606838</text:p>
          </table:table-cell>
          <table:table-cell table:style-name="ce1" table:number-columns-repeated="16376"/>
        </table:table-row>
        <table:table-row table:style-name="ro3">
          <table:table-cell/>
          <table:table-cell office:value-type="string" calcext:value-type="string">
            <text:p>Section 67 - Biologie des populations et écologie </text:p>
          </table:table-cell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table:formula="of:=[.C57]/([.C57]+[.D57])" office:value-type="float" office:value="0.488752556237219" calcext:value-type="float">
            <text:p>0,488752556237219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table:formula="of:=[.F57]/([.F57]+[.G57])" office:value-type="float" office:value="0.396551724137931" calcext:value-type="float">
            <text:p>0,396551724137931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68 - Biologie des organismes 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table:formula="of:=[.C58]/([.C58]+[.D58])" office:value-type="float" office:value="0.55921052631579" calcext:value-type="float">
            <text:p>0,55921052631579</text:p>
          </table:table-cell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table:formula="of:=[.F58]/([.F58]+[.G58])" office:value-type="float" office:value="0.350877192982456" calcext:value-type="float">
            <text:p>0,350877192982456</text:p>
          </table:table-cell>
          <table:table-cell table:style-name="ce1" table:number-columns-repeated="16376"/>
        </table:table-row>
        <table:table-row table:style-name="ro2">
          <table:table-cell/>
          <table:table-cell office:value-type="string" calcext:value-type="string">
            <text:p>Section 69 - Neurosciences 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table:formula="of:=[.C59]/([.C59]+[.D59])" office:value-type="float" office:value="0.545816733067729" calcext:value-type="float">
            <text:p>0,545816733067729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table:formula="of:=[.F59]/([.F59]+[.G59])" office:value-type="float" office:value="0.422222222222222" calcext:value-type="float">
            <text:p>0,422222222222222</text:p>
          </table:table-cell>
          <table:table-cell table:style-name="ce1" table:number-columns-repeated="16376"/>
        </table:table-row>
        <table:table-row table:style-name="ro1">
          <table:table-cell table:number-columns-repeated="4"/>
          <table:table-cell table:formula="of:=[.C60]/([.C60]+[.D60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formula="of:=[.C61]/([.C61]+[.D61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formula="of:=[.C62]/([.C62]+[.D62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formula="of:=[.C63]/([.C63]+[.D63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formula="of:=[.C64]/([.C64]+[.D64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formula="of:=[.C65]/([.C65]+[.D65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formula="of:=[.C66]/([.C66]+[.D66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formula="of:=[.C67]/([.C67]+[.D67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formula="of:=[.C68]/([.C68]+[.D68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formula="of:=[.C69]/([.C69]+[.D69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formula="of:=[.C70]/([.C70]+[.D70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16376"/>
        </table:table-row>
        <table:table-row table:style-name="ro1">
          <table:table-cell table:number-columns-repeated="4"/>
          <table:table-cell table:formula="of:=[.C71]/([.C71]+[.D71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16376"/>
        </table:table-row>
        <table:table-row table:style-name="ro1" table:number-rows-repeated="1048504">
          <table:table-cell table:number-columns-repeated="8"/>
          <table:table-cell table:style-name="ce1" table:number-columns-repeated="16376"/>
        </table:table-row>
        <table:table-row table:style-name="ro1">
          <table:table-cell table:number-columns-repeated="8"/>
          <table:table-cell table:style-name="ce1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20:25:09.979797010</meta:creation-date>
    <dc:date>2025-11-22T20:56:55.851583795</dc:date>
    <meta:editing-duration>PT18M49S</meta:editing-duration>
    <meta:editing-cycles>5</meta:editing-cycles>
    <meta:generator>LibreOffice/25.8.1.1$Linux_X86_64 LibreOffice_project/580$Build-1</meta:generator>
    <meta:document-statistic meta:table-count="1" meta:cell-count="431" meta:object-count="0"/>
  </office:meta>
</office:document-meta>
</file>